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3185cm"/>
    </style:style>
    <style:style style:name="co2" style:family="table-column">
      <style:table-column-properties fo:break-before="auto" style:column-width="3.32316666666667cm"/>
    </style:style>
    <style:style style:name="co3" style:family="table-column">
      <style:table-column-properties fo:break-before="auto" style:column-width="9.03816666666667cm"/>
    </style:style>
    <style:style style:name="co4" style:family="table-column">
      <style:table-column-properties fo:break-before="auto" style:column-width="2.8998333333333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4"/>
        <table:table-column table:style-name="co3" table:default-cell-style-name="ce4"/>
        <table:table-column table:style-name="co3" table:default-cell-style-name="ce1"/>
        <table:table-column table:style-name="co1" table:default-cell-style-name="ce1"/>
        <table:table-column table:style-name="co2" table:number-columns-repeated="4" table:default-cell-style-name="ce4"/>
        <table:table-column table:style-name="co1" table:default-cell-style-name="ce4"/>
        <table:table-column table:style-name="co2" table:number-columns-repeated="3" table:default-cell-style-name="ce4"/>
        <table:table-column table:style-name="co4" table:default-cell-style-name="ce4"/>
        <table:table-column table:style-name="co5" table:number-columns-repeated="16368" table:default-cell-style-name="ce1"/>
        <table:table-row table:style-name="ro1">
          <table:table-cell table:style-name="ce1"/>
          <table:table-cell table:number-columns-repeated="3" table:style-name="ce4"/>
          <table:table-cell office:value-type="string" table:style-name="ce2">
            <text:p>Max GFLOP/s=1150.82684</text:p>
          </table:table-cell>
          <table:table-cell office:value-type="string" table:style-name="ce2">
            <text:p>Max Bandwidth(GByte/s)=117.52940</text:p>
          </table:table-cell>
          <table:table-cell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table:style-name="ce1"/>
          <table:table-cell table:number-columns-repeated="4" table:style-name="ce4"/>
          <table:table-cell table:style-name="ce2"/>
          <table:table-cell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2">
            <text:p>Number of Cells (Elastic, Timesteps=100)</text:p>
          </table:table-cell>
          <table:table-cell office:value-type="float" office:value="1000000" table:style-name="ce3">
            <text:p>1000000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style-name="ce4"/>
          <table:table-cell table:style-name="ce2"/>
          <table:table-cell office:value-type="string" table:style-name="ce2">
            <text:p>Number of Cells (Elastic, Timesteps=100)</text:p>
          </table:table-cell>
          <table:table-cell office:value-type="float" office:value="1000000" table:style-name="ce3">
            <text:p>1000000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style-name="ce3"/>
          <table:table-cell office:value-type="string" table:style-name="ce2">
            <text:p>Number of Cells (Acoustic, Timesteps=100)</text:p>
          </table:table-cell>
          <table:table-cell office:value-type="float" office:value="1000000" table:style-name="ce3">
            <text:p>1000000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Order 8</text:p>
          </table:table-cell>
          <table:table-cell table:number-columns-repeated="4" table:style-name="ce4"/>
          <table:table-cell table:style-name="ce2"/>
          <table:table-cell office:value-type="string" table:style-name="ce2">
            <text:p>Order 8</text:p>
          </table:table-cell>
          <table:table-cell table:number-columns-repeated="4" table:style-name="ce4"/>
          <table:table-cell office:value-type="string" table:style-name="ce3">
            <text:p>Order 8</text:p>
          </table:table-cell>
          <table:table-cell table:number-columns-repeated="4" table:style-name="ce4"/>
          <table:table-cell table:number-columns-repeated="16368"/>
        </table:table-row>
        <table:table-row table:style-name="ro1">
          <table:table-cell office:value-type="string" table:style-name="ce1">
            <text:p>GFLOP/s</text:p>
          </table:table-cell>
          <table:table-cell office:value-type="float" office:value="594.02271800000005" table:style-name="ce4">
            <text:p>594.022718</text:p>
          </table:table-cell>
          <table:table-cell office:value-type="float" office:value="599.537285" table:style-name="ce4">
            <text:p>599.537285</text:p>
          </table:table-cell>
          <table:table-cell office:value-type="float" office:value="572.30914900000005" table:style-name="ce4">
            <text:p>572.309149</text:p>
          </table:table-cell>
          <table:table-cell table:style-name="ce4"/>
          <table:table-cell table:style-name="ce1"/>
          <table:table-cell office:value-type="string" table:style-name="ce1">
            <text:p>Average L3 Cache Miss Rate</text:p>
          </table:table-cell>
          <table:table-cell office:value-type="float" office:value="1.4E-2" table:style-name="ce4">
            <text:p>0.014</text:p>
          </table:table-cell>
          <table:table-cell office:value-type="float" office:value="1.7500000000000002E-2" table:style-name="ce4">
            <text:p>0.0175</text:p>
          </table:table-cell>
          <table:table-cell office:value-type="float" office:value="1.2500000000000001E-2" table:style-name="ce4">
            <text:p>0.0125</text:p>
          </table:table-cell>
          <table:table-cell table:style-name="ce4"/>
          <table:table-cell office:value-type="string" table:style-name="ce1">
            <text:p>Average L3 Cache Miss Rate</text:p>
          </table:table-cell>
          <table:table-cell office:value-type="float" office:value="7.7999999999999996E-3" table:style-name="ce4">
            <text:p>0.0078</text:p>
          </table:table-cell>
          <table:table-cell office:value-type="float" office:value="6.6E-3" table:style-name="ce4">
            <text:p>0.0066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me (s)</text:p>
          </table:table-cell>
          <table:table-cell office:value-type="float" office:value="507.85330399999998" table:style-name="ce4">
            <text:p>507.853304</text:p>
          </table:table-cell>
          <table:table-cell office:value-type="float" office:value="50.318204999999999" table:style-name="ce4">
            <text:p>50.318205</text:p>
          </table:table-cell>
          <table:table-cell office:value-type="float" office:value="5.2712139999999996" table:style-name="ce4">
            <text:p>5.271214</text:p>
          </table:table-cell>
          <table:table-cell table:style-name="ce4"/>
          <table:table-cell table:style-name="ce1"/>
          <table:table-cell office:value-type="string" table:style-name="ce1">
            <text:p>Average L2 Cache Miss Rate</text:p>
          </table:table-cell>
          <table:table-cell office:value-type="float" office:value="0.13919999999999999" table:style-name="ce4">
            <text:p>0.1392</text:p>
          </table:table-cell>
          <table:table-cell office:value-type="float" office:value="0.13639999999999999" table:style-name="ce4">
            <text:p>0.1364</text:p>
          </table:table-cell>
          <table:table-cell office:value-type="float" office:value="0.1336" table:style-name="ce4">
            <text:p>0.1336</text:p>
          </table:table-cell>
          <table:table-cell table:style-name="ce4"/>
          <table:table-cell office:value-type="string" table:style-name="ce1">
            <text:p>Average L2 Cache Miss Rate</text:p>
          </table:table-cell>
          <table:table-cell office:value-type="float" office:value="0.17949999999999999" table:style-name="ce4">
            <text:p>0.1795</text:p>
          </table:table-cell>
          <table:table-cell office:value-type="float" office:value="0.17860000000000001" table:style-name="ce4">
            <text:p>0.1786</text:p>
          </table:table-cell>
          <table:table-cell office:value-type="float" office:value="0.1772" table:style-name="ce4">
            <text:p>0.177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ata Volume (GByte)</text:p>
          </table:table-cell>
          <table:table-cell office:value-type="float" office:value="12379.2739" table:style-name="ce4">
            <text:p>12379.2739</text:p>
          </table:table-cell>
          <table:table-cell office:value-type="float" office:value="1233.8524" table:style-name="ce4">
            <text:p>1233.8524</text:p>
          </table:table-cell>
          <table:table-cell office:value-type="float" office:value="116.69070000000001" table:style-name="ce4">
            <text:p>116.6907</text:p>
          </table:table-cell>
          <table:table-cell table:style-name="ce4"/>
          <table:table-cell table:style-name="ce1"/>
          <table:table-cell office:value-type="string" table:style-name="ce2">
            <text:p>Order 6</text:p>
          </table:table-cell>
          <table:table-cell table:number-columns-repeated="4" table:style-name="ce4"/>
          <table:table-cell office:value-type="string" table:style-name="ce3">
            <text:p>Order 6</text:p>
          </table:table-cell>
          <table:table-cell table:number-columns-repeated="4" table:style-name="ce4"/>
          <table:table-cell table:number-columns-repeated="16368"/>
        </table:table-row>
        <table:table-row table:style-name="ro1">
          <table:table-cell office:value-type="string" table:style-name="ce1">
            <text:p>Bandwidth (GByte/s)</text:p>
          </table:table-cell>
          <table:table-cell office:value-type="float" office:value="24.37568841729934" table:formula="of:=[.B7]/[.B6]" table:style-name="ce4">
            <text:p>24.37568842</text:p>
          </table:table-cell>
          <table:table-cell office:value-type="float" office:value="24.520993942450851" table:formula="of:=[.C7]/[.C6]" table:style-name="ce4">
            <text:p>24.52099394</text:p>
          </table:table-cell>
          <table:table-cell office:value-type="float" office:value="22.137348246532966" table:formula="of:=[.D7]/[.D6]" table:style-name="ce4">
            <text:p>22.13734825</text:p>
          </table:table-cell>
          <table:table-cell table:style-name="ce4"/>
          <table:table-cell table:style-name="ce1"/>
          <table:table-cell office:value-type="string" table:style-name="ce1">
            <text:p>Average L3 Cache Miss Rate</text:p>
          </table:table-cell>
          <table:table-cell office:value-type="float" office:value="6.8500000000000005E-2" table:style-name="ce4">
            <text:p>0.0685</text:p>
          </table:table-cell>
          <table:table-cell office:value-type="float" office:value="8.6199999999999999E-2" table:style-name="ce4">
            <text:p>0.0862</text:p>
          </table:table-cell>
          <table:table-cell office:value-type="float" office:value="5.0999999999999997E-2" table:style-name="ce4">
            <text:p>0.051</text:p>
          </table:table-cell>
          <table:table-cell table:style-name="ce4"/>
          <table:table-cell office:value-type="string" table:style-name="ce1">
            <text:p>Average L3 Cache Miss Rate</text:p>
          </table:table-cell>
          <table:table-cell office:value-type="float" office:value="0.1153" table:style-name="ce4">
            <text:p>0.1153</text:p>
          </table:table-cell>
          <table:table-cell office:value-type="float" office:value="6.3E-2" table:style-name="ce4">
            <text:p>0.063</text:p>
          </table:table-cell>
          <table:table-cell office:value-type="float" office:value="1.21E-2" table:style-name="ce4">
            <text:p>0.012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LOP/Byte</text:p>
          </table:table-cell>
          <table:table-cell office:value-type="float" office:value="24.369474528498824" table:formula="of:=[.B5]/[.B8]" table:style-name="ce4">
            <text:p>24.36947453</text:p>
          </table:table-cell>
          <table:table-cell office:value-type="float" office:value="24.449958529702112" table:formula="of:=[.C5]/[.C8]" table:style-name="ce4">
            <text:p>24.44995853</text:p>
          </table:table-cell>
          <table:table-cell office:value-type="float" office:value="25.852651484110435" table:formula="of:=[.D5]/[.D8]" table:style-name="ce4">
            <text:p>25.85265148</text:p>
          </table:table-cell>
          <table:table-cell table:style-name="ce4"/>
          <table:table-cell table:style-name="ce1"/>
          <table:table-cell office:value-type="string" table:style-name="ce1">
            <text:p>Average L2 Cache Miss Rate</text:p>
          </table:table-cell>
          <table:table-cell office:value-type="float" office:value="9.69E-2" table:style-name="ce4">
            <text:p>0.0969</text:p>
          </table:table-cell>
          <table:table-cell office:value-type="float" office:value="0.1177" table:style-name="ce4">
            <text:p>0.1177</text:p>
          </table:table-cell>
          <table:table-cell office:value-type="float" office:value="9.7799999999999998E-2" table:style-name="ce4">
            <text:p>0.0978</text:p>
          </table:table-cell>
          <table:table-cell table:style-name="ce4"/>
          <table:table-cell office:value-type="string" table:style-name="ce1">
            <text:p>Average L2 Cache Miss Rate</text:p>
          </table:table-cell>
          <table:table-cell office:value-type="float" office:value="0.1143" table:style-name="ce4">
            <text:p>0.1143</text:p>
          </table:table-cell>
          <table:table-cell office:value-type="float" office:value="5.67E-2" table:style-name="ce4">
            <text:p>0.0567</text:p>
          </table:table-cell>
          <table:table-cell office:value-type="float" office:value="0.1147" table:style-name="ce4">
            <text:p>0.114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FLOP</text:p>
          </table:table-cell>
          <table:table-cell office:value-type="float" office:value="301676.39998736029" table:formula="of:=[.B5]*[.B6]" table:style-name="ce4">
            <text:p>301676.4</text:p>
          </table:table-cell>
          <table:table-cell office:value-type="float" office:value="30167.640011773423" table:formula="of:=[.C5]*[.C6]" table:style-name="ce4">
            <text:p>30167.64001</text:p>
          </table:table-cell>
          <table:table-cell office:value-type="float" office:value="3016.763998536886" table:formula="of:=[.D5]*[.D6]" table:style-name="ce4">
            <text:p>3016.763999</text:p>
          </table:table-cell>
          <table:table-cell table:style-name="ce4"/>
          <table:table-cell table:style-name="ce1"/>
          <table:table-cell office:value-type="string" table:style-name="ce2">
            <text:p>Order 4</text:p>
          </table:table-cell>
          <table:table-cell table:number-columns-repeated="4" table:style-name="ce4"/>
          <table:table-cell office:value-type="string" table:style-name="ce3">
            <text:p>Order 4</text:p>
          </table:table-cell>
          <table:table-cell table:number-columns-repeated="4" table:style-name="ce4"/>
          <table:table-cell table:number-columns-repeated="16368"/>
        </table:table-row>
        <table:table-row table:style-name="ro1">
          <table:table-cell office:value-type="string" table:style-name="ce2">
            <text:p>Order 6</text:p>
          </table:table-cell>
          <table:table-cell table:number-columns-repeated="4" table:style-name="ce4"/>
          <table:table-cell table:style-name="ce1"/>
          <table:table-cell office:value-type="string" table:style-name="ce1">
            <text:p>Average L3 Cache Miss Rate</text:p>
          </table:table-cell>
          <table:table-cell office:value-type="float" office:value="0.44390000000000002" table:style-name="ce4">
            <text:p>0.4439</text:p>
          </table:table-cell>
          <table:table-cell office:value-type="float" office:value="0.38119999999999998" table:style-name="ce4">
            <text:p>0.3812</text:p>
          </table:table-cell>
          <table:table-cell office:value-type="float" office:value="0.19819999999999999" table:style-name="ce4">
            <text:p>0.1982</text:p>
          </table:table-cell>
          <table:table-cell table:style-name="ce4"/>
          <table:table-cell office:value-type="string" table:style-name="ce1">
            <text:p>Average L3 Cache Miss Rate</text:p>
          </table:table-cell>
          <table:table-cell office:value-type="float" office:value="0.61850000000000005" table:style-name="ce4">
            <text:p>0.6185</text:p>
          </table:table-cell>
          <table:table-cell office:value-type="float" office:value="0.51700000000000002" table:style-name="ce4">
            <text:p>0.517</text:p>
          </table:table-cell>
          <table:table-cell office:value-type="float" office:value="0.22950000000000001" table:style-name="ce4">
            <text:p>0.229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FLOP/s</text:p>
          </table:table-cell>
          <table:table-cell office:value-type="float" office:value="581.80993699999999" table:style-name="ce4">
            <text:p>581.809937</text:p>
          </table:table-cell>
          <table:table-cell office:value-type="float" office:value="570.58151899999996" table:style-name="ce4">
            <text:p>570.581519</text:p>
          </table:table-cell>
          <table:table-cell office:value-type="float" office:value="580.62812199999996" table:style-name="ce4">
            <text:p>580.628122</text:p>
          </table:table-cell>
          <table:table-cell table:style-name="ce4"/>
          <table:table-cell table:style-name="ce1"/>
          <table:table-cell office:value-type="string" table:style-name="ce1">
            <text:p>Average L2 Cache Miss Rate</text:p>
          </table:table-cell>
          <table:table-cell office:value-type="float" office:value="0.2177" table:style-name="ce4">
            <text:p>0.2177</text:p>
          </table:table-cell>
          <table:table-cell office:value-type="float" office:value="0.2185" table:style-name="ce4">
            <text:p>0.2185</text:p>
          </table:table-cell>
          <table:table-cell office:value-type="float" office:value="0.20469999999999999" table:style-name="ce4">
            <text:p>0.2047</text:p>
          </table:table-cell>
          <table:table-cell table:style-name="ce4"/>
          <table:table-cell office:value-type="string" table:style-name="ce1">
            <text:p>Average L2 Cache Miss Rate</text:p>
          </table:table-cell>
          <table:table-cell office:value-type="float" office:value="0.1857" table:style-name="ce4">
            <text:p>0.1857</text:p>
          </table:table-cell>
          <table:table-cell office:value-type="float" office:value="0.18940000000000001" table:style-name="ce4">
            <text:p>0.1894</text:p>
          </table:table-cell>
          <table:table-cell office:value-type="float" office:value="0.1888" table:style-name="ce4">
            <text:p>0.188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me (s)</text:p>
          </table:table-cell>
          <table:table-cell office:value-type="float" office:value="120.86321100000001" table:style-name="ce4">
            <text:p>120.863211</text:p>
          </table:table-cell>
          <table:table-cell office:value-type="float" office:value="12.324420999999999" table:style-name="ce4">
            <text:p>12.324421</text:p>
          </table:table-cell>
          <table:table-cell office:value-type="float" office:value="1.211071" table:style-name="ce4">
            <text:p>1.211071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Data Volume (GByte)</text:p>
          </table:table-cell>
          <table:table-cell office:value-type="float" office:value="6628.5586999999996" table:style-name="ce4">
            <text:p>6628.5587</text:p>
          </table:table-cell>
          <table:table-cell office:value-type="float" office:value="654.29549999999995" table:style-name="ce4">
            <text:p>654.2955</text:p>
          </table:table-cell>
          <table:table-cell office:value-type="float" office:value="59.735599999999998" table:style-name="ce4">
            <text:p>59.7356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Bandwidth (GByte/s)</text:p>
          </table:table-cell>
          <table:table-cell office:value-type="float" office:value="54.843476730069661" table:formula="of:=[.B14]/[.B13]" table:style-name="ce4">
            <text:p>54.84347673</text:p>
          </table:table-cell>
          <table:table-cell office:value-type="float" office:value="53.089349998673363" table:formula="of:=[.C14]/[.C13]" table:style-name="ce4">
            <text:p>53.08935</text:p>
          </table:table-cell>
          <table:table-cell office:value-type="float" office:value="49.324606071815772" table:formula="of:=[.D14]/[.D13]" table:style-name="ce4">
            <text:p>49.32460607</text:p>
          </table:table-cell>
          <table:table-cell table:style-name="ce4"/>
          <table:table-cell table:style-name="ce1"/>
          <table:table-cell office:value-type="string" table:style-name="ce2">
            <text:p>Number of Cells (Elastic, Timesteps=100)</text:p>
          </table:table-cell>
          <table:table-cell office:value-type="float" office:value="1000000" table:style-name="ce3">
            <text:p>1000000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style-name="ce3"/>
          <table:table-cell office:value-type="string" table:style-name="ce2">
            <text:p>Number of Cells (Acoustic, Timesteps=100)</text:p>
          </table:table-cell>
          <table:table-cell office:value-type="float" office:value="1000000" table:style-name="ce3">
            <text:p>1000000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LOP/Byte</text:p>
          </table:table-cell>
          <table:table-cell office:value-type="float" office:value="10.608553135016773" table:formula="of:=[.B12]/[.B15]" table:style-name="ce4">
            <text:p>10.60855314</text:p>
          </table:table-cell>
          <table:table-cell office:value-type="float" office:value="10.747570256826615" table:formula="of:=[.C12]/[.C15]" table:style-name="ce4">
            <text:p>10.74757026</text:p>
          </table:table-cell>
          <table:table-cell office:value-type="float" office:value="11.771571396933521" table:formula="of:=[.D12]/[.D15]" table:style-name="ce4">
            <text:p>11.7715714</text:p>
          </table:table-cell>
          <table:table-cell table:style-name="ce4"/>
          <table:table-cell table:style-name="ce1"/>
          <table:table-cell office:value-type="string" table:style-name="ce2">
            <text:p>Order 8</text:p>
          </table:table-cell>
          <table:table-cell table:number-columns-repeated="4" table:style-name="ce4"/>
          <table:table-cell office:value-type="string" table:style-name="ce3">
            <text:p>Order 8</text:p>
          </table:table-cell>
          <table:table-cell table:number-columns-repeated="4" table:style-name="ce4"/>
          <table:table-cell table:number-columns-repeated="16368"/>
        </table:table-row>
        <table:table-row table:style-name="ro1">
          <table:table-cell office:value-type="string" table:style-name="ce1">
            <text:p>GFLOP</text:p>
          </table:table-cell>
          <table:table-cell office:value-type="float" office:value="70319.417177527706" table:formula="of:=[.B12]*[.B13]" table:style-name="ce4">
            <text:p>70319.41718</text:p>
          </table:table-cell>
          <table:table-cell office:value-type="float" office:value="7032.0868549754978" table:formula="of:=[.C12]*[.C13]" table:style-name="ce4">
            <text:p>7032.086855</text:p>
          </table:table-cell>
          <table:table-cell office:value-type="float" office:value="703.18188033866193" table:formula="of:=[.D12]*[.D13]" table:style-name="ce4">
            <text:p>703.1818803</text:p>
          </table:table-cell>
          <table:table-cell table:style-name="ce4"/>
          <table:table-cell table:style-name="ce1"/>
          <table:table-cell office:value-type="string" table:style-name="ce1">
            <text:p>Time (s)</text:p>
          </table:table-cell>
          <table:table-cell office:value-type="float" office:value="507.85330399999998" table:style-name="ce4">
            <text:p>507.853304</text:p>
          </table:table-cell>
          <table:table-cell office:value-type="float" office:value="50.318204999999999" table:style-name="ce4">
            <text:p>50.318205</text:p>
          </table:table-cell>
          <table:table-cell office:value-type="float" office:value="5.2712139999999996" table:style-name="ce4">
            <text:p>5.271214</text:p>
          </table:table-cell>
          <table:table-cell table:style-name="ce4"/>
          <table:table-cell office:value-type="string" table:style-name="ce1">
            <text:p>Time (s)</text:p>
          </table:table-cell>
          <table:table-cell office:value-type="float" office:value="274.97845699999999" table:style-name="ce4">
            <text:p>274.978457</text:p>
          </table:table-cell>
          <table:table-cell office:value-type="float" office:value="27.105419000000001" table:style-name="ce4">
            <text:p>27.105419</text:p>
          </table:table-cell>
          <table:table-cell office:value-type="float" office:value="2.6705510000000001" table:style-name="ce4">
            <text:p>2.67055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Order 4</text:p>
          </table:table-cell>
          <table:table-cell table:number-columns-repeated="3" table:style-name="ce4"/>
          <table:table-cell office:value-type="string" table:style-name="ce3">
            <text:p><text:span text:style-name="T2">Timesteps=1000</text:span>, Order=4, Cells=10000, Elastic</text:p>
          </table:table-cell>
          <table:table-cell table:style-name="ce1"/>
          <table:table-cell office:value-type="string" table:style-name="ce1">
            <text:p>L3 to L2 Data Volume (GByte)</text:p>
          </table:table-cell>
          <table:table-cell office:value-type="float" office:value="105315.01459999999" table:style-name="ce4">
            <text:p>105315.0146</text:p>
          </table:table-cell>
          <table:table-cell office:value-type="float" office:value="10692.0733" table:style-name="ce4">
            <text:p>10692.0733</text:p>
          </table:table-cell>
          <table:table-cell office:value-type="float" office:value="1073.9906000000001" table:style-name="ce4">
            <text:p>1073.9906</text:p>
          </table:table-cell>
          <table:table-cell table:style-name="ce4"/>
          <table:table-cell office:value-type="string" table:style-name="ce1">
            <text:p>L3 to L2 Data Volume (GByte)</text:p>
          </table:table-cell>
          <table:table-cell office:value-type="float" office:value="88294.876699999993" table:style-name="ce4">
            <text:p>88294.8767</text:p>
          </table:table-cell>
          <table:table-cell office:value-type="float" office:value="9595.1468000000004" table:style-name="ce4">
            <text:p>9595.1468</text:p>
          </table:table-cell>
          <table:table-cell office:value-type="float" office:value="928.91650000000004" table:style-name="ce4">
            <text:p>928.916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FLOP/s</text:p>
          </table:table-cell>
          <table:table-cell office:value-type="float" office:value="385.42738400000002" table:style-name="ce4">
            <text:p>385.427384</text:p>
          </table:table-cell>
          <table:table-cell office:value-type="float" office:value="382.69028900000001" table:style-name="ce4">
            <text:p>382.690289</text:p>
          </table:table-cell>
          <table:table-cell office:value-type="float" office:value="436.40909099999999" table:style-name="ce4">
            <text:p>436.409091</text:p>
          </table:table-cell>
          <table:table-cell office:value-type="float" office:value="448.95315699999998" table:style-name="ce4">
            <text:p>448.953157</text:p>
          </table:table-cell>
          <table:table-cell table:style-name="ce1"/>
          <table:table-cell office:value-type="string" table:style-name="ce1">
            <text:p>L3 to L2 Bandwidth (GByte/s)</text:p>
          </table:table-cell>
          <table:table-cell office:value-type="float" office:value="207.3729042826115" table:formula="of:=[.H18]/[.H17]" table:style-name="ce4">
            <text:p>207.3729043</text:p>
          </table:table-cell>
          <table:table-cell office:value-type="float" office:value="212.48916371321275" table:formula="of:=[.I18]/[.I17]" table:style-name="ce4">
            <text:p>212.4891637</text:p>
          </table:table-cell>
          <table:table-cell office:value-type="float" office:value="203.74634761555879" table:formula="of:=[.J18]/[.J17]" table:style-name="ce4">
            <text:p>203.7463476</text:p>
          </table:table-cell>
          <table:table-cell table:style-name="ce4"/>
          <table:table-cell office:value-type="string" table:style-name="ce1">
            <text:p>L3 to L2 Bandwidth (GByte/s)</text:p>
          </table:table-cell>
          <table:table-cell office:value-type="float" office:value="321.09743309818629" table:formula="of:=[.M18]/[.M17]" table:style-name="ce4">
            <text:p>321.0974331</text:p>
          </table:table-cell>
          <table:table-cell office:value-type="float" office:value="353.99367189269424" table:formula="of:=[.N18]/[.N17]" table:style-name="ce4">
            <text:p>353.9936719</text:p>
          </table:table-cell>
          <table:table-cell office:value-type="float" office:value="347.8370194016141" table:formula="of:=[.O18]/[.O17]" table:style-name="ce4">
            <text:p>347.837019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ime (s)</text:p>
          </table:table-cell>
          <table:table-cell office:value-type="float" office:value="32.648791000000003" table:style-name="ce4">
            <text:p>32.648791</text:p>
          </table:table-cell>
          <table:table-cell office:value-type="float" office:value="3.288259" table:style-name="ce4">
            <text:p>3.288259</text:p>
          </table:table-cell>
          <table:table-cell office:value-type="float" office:value="0.28823900000000002" table:style-name="ce4">
            <text:p>0.288239</text:p>
          </table:table-cell>
          <table:table-cell office:value-type="float" office:value="2.8018540000000001" table:style-name="ce4">
            <text:p>2.801854</text:p>
          </table:table-cell>
          <table:table-cell table:style-name="ce1"/>
          <table:table-cell office:value-type="string" table:style-name="ce1">
            <text:p>L2 to L3 Data Volume (GByte)</text:p>
          </table:table-cell>
          <table:table-cell office:value-type="float" office:value="4578.6307999999999" table:style-name="ce4">
            <text:p>4578.6308</text:p>
          </table:table-cell>
          <table:table-cell office:value-type="float" office:value="449.3938" table:style-name="ce4">
            <text:p>449.3938</text:p>
          </table:table-cell>
          <table:table-cell office:value-type="float" office:value="45.3215" table:style-name="ce4">
            <text:p>45.3215</text:p>
          </table:table-cell>
          <table:table-cell table:style-name="ce4"/>
          <table:table-cell office:value-type="string" table:style-name="ce1">
            <text:p>L2 to L3 Data Volume (GByte)</text:p>
          </table:table-cell>
          <table:table-cell office:value-type="float" office:value="1844.0437999999999" table:style-name="ce4">
            <text:p>1844.0438</text:p>
          </table:table-cell>
          <table:table-cell office:value-type="float" office:value="185.1841" table:style-name="ce4">
            <text:p>185.1841</text:p>
          </table:table-cell>
          <table:table-cell office:value-type="float" office:value="19.228899999999999" table:style-name="ce4">
            <text:p>19.228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ata Volume (GByte)</text:p>
          </table:table-cell>
          <table:table-cell office:value-type="float" office:value="3372.7624999999998" table:style-name="ce4">
            <text:p>3372.7625</text:p>
          </table:table-cell>
          <table:table-cell office:value-type="float" office:value="320.44720000000001" table:style-name="ce4">
            <text:p>320.4472</text:p>
          </table:table-cell>
          <table:table-cell office:value-type="float" office:value="20.898700000000002" table:style-name="ce4">
            <text:p>20.8987</text:p>
          </table:table-cell>
          <table:table-cell office:value-type="float" office:value="195.00280000000001" table:style-name="ce4">
            <text:p>195.0028</text:p>
          </table:table-cell>
          <table:table-cell table:style-name="ce1"/>
          <table:table-cell office:value-type="string" table:style-name="ce1">
            <text:p>L2 to L3 Bandwidth (GByte/s)</text:p>
          </table:table-cell>
          <table:table-cell office:value-type="float" office:value="9.0156562218604765" table:formula="of:=[.H20]/[.H17]" table:style-name="ce4">
            <text:p>9.015656222</text:p>
          </table:table-cell>
          <table:table-cell office:value-type="float" office:value="8.9310379811839482" table:formula="of:=[.I20]/[.I17]" table:style-name="ce4">
            <text:p>8.931037981</text:p>
          </table:table-cell>
          <table:table-cell office:value-type="float" office:value="8.5979245008834777" table:formula="of:=[.J20]/[.J17]" table:style-name="ce4">
            <text:p>8.597924501</text:p>
          </table:table-cell>
          <table:table-cell table:style-name="ce4"/>
          <table:table-cell office:value-type="string" table:style-name="ce1">
            <text:p>L2 to L3 Bandwidth (GByte/s)</text:p>
          </table:table-cell>
          <table:table-cell office:value-type="float" office:value="6.7061391649310185" table:formula="of:=[.M20]/[.M17]" table:style-name="ce4">
            <text:p>6.706139165</text:p>
          </table:table-cell>
          <table:table-cell office:value-type="float" office:value="6.8319954766240656" table:formula="of:=[.N20]/[.N17]" table:style-name="ce4">
            <text:p>6.831995477</text:p>
          </table:table-cell>
          <table:table-cell office:value-type="float" office:value="7.2003492912136853" table:formula="of:=[.O20]/[.O17]" table:style-name="ce4">
            <text:p>7.20034929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andwidth (GByte/s)</text:p>
          </table:table-cell>
          <table:table-cell office:value-type="float" office:value="103.30436125490832" table:formula="of:=[.B21]/[.B20]" table:style-name="ce4">
            <text:p>103.3043613</text:p>
          </table:table-cell>
          <table:table-cell office:value-type="float" office:value="97.451934291064063" table:formula="of:=[.C21]/[.C20]" table:style-name="ce4">
            <text:p>97.45193429</text:p>
          </table:table-cell>
          <table:table-cell office:value-type="float" office:value="72.504761673472359" table:formula="of:=[.D21]/[.D20]" table:style-name="ce4">
            <text:p>72.50476167</text:p>
          </table:table-cell>
          <table:table-cell office:value-type="float" office:value="69.5977734742781" table:formula="of:=[.E21]/[.E20]" table:style-name="ce4">
            <text:p>69.59777347</text:p>
          </table:table-cell>
          <table:table-cell table:style-name="ce1"/>
          <table:table-cell office:value-type="string" table:style-name="ce2">
            <text:p>Order 6</text:p>
          </table:table-cell>
          <table:table-cell table:number-columns-repeated="4" table:style-name="ce3"/>
          <table:table-cell office:value-type="string" table:style-name="ce3">
            <text:p>Order 6</text:p>
          </table:table-cell>
          <table:table-cell table:number-columns-repeated="4" table:style-name="ce4"/>
          <table:table-cell table:number-columns-repeated="16368"/>
        </table:table-row>
        <table:table-row table:style-name="ro1">
          <table:table-cell office:value-type="string" table:style-name="ce1">
            <text:p>FLOP/Byte</text:p>
          </table:table-cell>
          <table:table-cell office:value-type="float" office:value="3.730988501530347" table:formula="of:=[.B19]/[.B22]" table:style-name="ce4">
            <text:p>3.730988502</text:p>
          </table:table-cell>
          <table:table-cell office:value-type="float" office:value="3.9269645265018727" table:formula="of:=[.C19]/[.C22]" table:style-name="ce4">
            <text:p>3.926964527</text:p>
          </table:table-cell>
          <table:table-cell office:value-type="float" office:value="6.0190404178608716" table:formula="of:=[.D19]/[.D22]" table:style-name="ce4">
            <text:p>6.019040418</text:p>
          </table:table-cell>
          <table:table-cell office:value-type="float" office:value="6.4506827530326643" table:formula="of:=[.E19]/[.E22]" table:style-name="ce4">
            <text:p>6.450682753</text:p>
          </table:table-cell>
          <table:table-cell table:style-name="ce1"/>
          <table:table-cell office:value-type="string" table:style-name="ce1">
            <text:p>Time (s)</text:p>
          </table:table-cell>
          <table:table-cell office:value-type="float" office:value="120.86321100000001" table:style-name="ce4">
            <text:p>120.863211</text:p>
          </table:table-cell>
          <table:table-cell office:value-type="float" office:value="12.324420999999999" table:style-name="ce4">
            <text:p>12.324421</text:p>
          </table:table-cell>
          <table:table-cell office:value-type="float" office:value="1.211071" table:style-name="ce4">
            <text:p>1.211071</text:p>
          </table:table-cell>
          <table:table-cell table:style-name="ce4"/>
          <table:table-cell office:value-type="string" table:style-name="ce1">
            <text:p>Time (s)</text:p>
          </table:table-cell>
          <table:table-cell office:value-type="float" office:value="60.993803" table:style-name="ce4">
            <text:p>60.993803</text:p>
          </table:table-cell>
          <table:table-cell office:value-type="float" office:value="6.3235080000000004" table:style-name="ce4">
            <text:p>6.323508</text:p>
          </table:table-cell>
          <table:table-cell office:value-type="float" office:value="0.60492500000000005" table:style-name="ce4">
            <text:p>0.6049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FLOP</text:p>
          </table:table-cell>
          <table:table-cell office:value-type="float" office:value="12583.738105892746" table:formula="of:=[.B19]*[.B20]" table:style-name="ce4">
            <text:p>12583.73811</text:p>
          </table:table-cell>
          <table:table-cell office:value-type="float" office:value="1258.3847870168511" table:formula="of:=[.C19]*[.C20]" table:style-name="ce4">
            <text:p>1258.384787</text:p>
          </table:table-cell>
          <table:table-cell office:value-type="float" office:value="125.79011998074901" table:formula="of:=[.D19]*[.D20]" table:style-name="ce4">
            <text:p>125.79012</text:p>
          </table:table-cell>
          <table:table-cell office:value-type="float" office:value="1257.901198753078" table:formula="of:=[.E19]*[.E20]" table:style-name="ce4">
            <text:p>1257.901199</text:p>
          </table:table-cell>
          <table:table-cell table:style-name="ce1"/>
          <table:table-cell office:value-type="string" table:style-name="ce1">
            <text:p>L3 to L2 Data Volume (GByte)</text:p>
          </table:table-cell>
          <table:table-cell office:value-type="float" office:value="9484.2383000000009" table:style-name="ce4">
            <text:p>9484.2383</text:p>
          </table:table-cell>
          <table:table-cell office:value-type="float" office:value="848.80489999999998" table:style-name="ce4">
            <text:p>848.8049</text:p>
          </table:table-cell>
          <table:table-cell office:value-type="float" office:value="67.037999999999997" table:style-name="ce4">
            <text:p>67.038</text:p>
          </table:table-cell>
          <table:table-cell table:style-name="ce4"/>
          <table:table-cell office:value-type="string" table:style-name="ce1">
            <text:p>L3 to L2 Data Volume (GByte)</text:p>
          </table:table-cell>
          <table:table-cell office:value-type="float" office:value="5494.1634000000004" table:style-name="ce4">
            <text:p>5494.1634</text:p>
          </table:table-cell>
          <table:table-cell office:value-type="float" office:value="555.81859999999995" table:style-name="ce4">
            <text:p>555.8186</text:p>
          </table:table-cell>
          <table:table-cell office:value-type="float" office:value="43.021000000000001" table:style-name="ce4">
            <text:p>43.021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4" table:style-name="ce4"/>
          <table:table-cell table:style-name="ce1"/>
          <table:table-cell office:value-type="string" table:style-name="ce1">
            <text:p>L3 to L2 Bandwidth (GByte/s)</text:p>
          </table:table-cell>
          <table:table-cell office:value-type="float" office:value="78.470845028269196" table:formula="of:=[.H24]/[.H23]" table:style-name="ce4">
            <text:p>78.47084503</text:p>
          </table:table-cell>
          <table:table-cell office:value-type="float" office:value="68.871787161441503" table:formula="of:=[.I24]/[.I23]" table:style-name="ce4">
            <text:p>68.87178716</text:p>
          </table:table-cell>
          <table:table-cell office:value-type="float" office:value="55.35431035835223" table:formula="of:=[.J24]/[.J23]" table:style-name="ce4">
            <text:p>55.35431036</text:p>
          </table:table-cell>
          <table:table-cell table:style-name="ce4"/>
          <table:table-cell office:value-type="string" table:style-name="ce1">
            <text:p>L3 to L2 Bandwidth (GByte/s)</text:p>
          </table:table-cell>
          <table:table-cell office:value-type="float" office:value="90.07740343719837" table:formula="of:=[.M24]/[.M23]" table:style-name="ce4">
            <text:p>90.07740344</text:p>
          </table:table-cell>
          <table:table-cell office:value-type="float" office:value="87.897192507702997" table:formula="of:=[.N24]/[.N23]" table:style-name="ce4">
            <text:p>87.89719251</text:p>
          </table:table-cell>
          <table:table-cell office:value-type="float" office:value="71.117907178575848" table:formula="of:=[.O24]/[.O23]" table:style-name="ce4">
            <text:p>71.11790718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4" table:style-name="ce4"/>
          <table:table-cell table:style-name="ce1"/>
          <table:table-cell office:value-type="string" table:style-name="ce1">
            <text:p>L2 to L3 Data Volume (GByte)</text:p>
          </table:table-cell>
          <table:table-cell office:value-type="float" office:value="973.71479999999997" table:style-name="ce4">
            <text:p>973.7148</text:p>
          </table:table-cell>
          <table:table-cell office:value-type="float" office:value="96.370099999999994" table:style-name="ce4">
            <text:p>96.3701</text:p>
          </table:table-cell>
          <table:table-cell office:value-type="float" office:value="9.6798000000000002" table:style-name="ce4">
            <text:p>9.6798</text:p>
          </table:table-cell>
          <table:table-cell table:style-name="ce4"/>
          <table:table-cell office:value-type="string" table:style-name="ce1">
            <text:p>L2 to L3 Data Volume (GByte)</text:p>
          </table:table-cell>
          <table:table-cell office:value-type="float" office:value="427.23140000000001" table:style-name="ce4">
            <text:p>427.2314</text:p>
          </table:table-cell>
          <table:table-cell office:value-type="float" office:value="42.922800000000002" table:style-name="ce4">
            <text:p>42.9228</text:p>
          </table:table-cell>
          <table:table-cell office:value-type="float" office:value="4.0879000000000003" table:style-name="ce4">
            <text:p>4.0879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4" table:style-name="ce4"/>
          <table:table-cell table:style-name="ce1"/>
          <table:table-cell office:value-type="string" table:style-name="ce1">
            <text:p>L2 to L3 Bandwidth (GByte/s)</text:p>
          </table:table-cell>
          <table:table-cell office:value-type="float" office:value="8.0563373415587964" table:formula="of:=[.H26]/[.H23]" table:style-name="ce4">
            <text:p>8.056337342</text:p>
          </table:table-cell>
          <table:table-cell office:value-type="float" office:value="7.8194423900319538" table:formula="of:=[.I26]/[.I23]" table:style-name="ce4">
            <text:p>7.81944239</text:p>
          </table:table-cell>
          <table:table-cell office:value-type="float" office:value="7.9927601271932032" table:formula="of:=[.J26]/[.J23]" table:style-name="ce4">
            <text:p>7.992760127</text:p>
          </table:table-cell>
          <table:table-cell table:style-name="ce4"/>
          <table:table-cell office:value-type="string" table:style-name="ce1">
            <text:p>L2 to L3 Bandwidth (GByte/s)</text:p>
          </table:table-cell>
          <table:table-cell office:value-type="float" office:value="7.0045050314373745" table:formula="of:=[.M26]/[.M23]" table:style-name="ce4">
            <text:p>7.004505031</text:p>
          </table:table-cell>
          <table:table-cell office:value-type="float" office:value="6.7878146117629647" table:formula="of:=[.N26]/[.N23]" table:style-name="ce4">
            <text:p>6.787814612</text:p>
          </table:table-cell>
          <table:table-cell office:value-type="float" office:value="6.7576972351944455" table:formula="of:=[.O26]/[.O23]" table:style-name="ce4">
            <text:p>6.757697235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4" table:style-name="ce4"/>
          <table:table-cell table:style-name="ce1"/>
          <table:table-cell office:value-type="string" table:style-name="ce2">
            <text:p>Order 4</text:p>
          </table:table-cell>
          <table:table-cell table:number-columns-repeated="4" table:style-name="ce3"/>
          <table:table-cell office:value-type="string" table:style-name="ce3">
            <text:p>Order 4</text:p>
          </table:table-cell>
          <table:table-cell table:number-columns-repeated="4" table:style-name="ce4"/>
          <table:table-cell table:number-columns-repeated="16368"/>
        </table:table-row>
        <table:table-row table:style-name="ro1">
          <table:table-cell table:style-name="ce1"/>
          <table:table-cell table:number-columns-repeated="4" table:style-name="ce4"/>
          <table:table-cell table:style-name="ce1"/>
          <table:table-cell office:value-type="string" table:style-name="ce1">
            <text:p>Time (s)</text:p>
          </table:table-cell>
          <table:table-cell office:value-type="float" office:value="32.648791000000003" table:style-name="ce4">
            <text:p>32.648791</text:p>
          </table:table-cell>
          <table:table-cell office:value-type="float" office:value="3.288259" table:style-name="ce4">
            <text:p>3.288259</text:p>
          </table:table-cell>
          <table:table-cell office:value-type="float" office:value="0.28823900000000002" table:style-name="ce4">
            <text:p>0.288239</text:p>
          </table:table-cell>
          <table:table-cell table:style-name="ce4"/>
          <table:table-cell office:value-type="string" table:style-name="ce1">
            <text:p>Time (s)</text:p>
          </table:table-cell>
          <table:table-cell office:value-type="float" office:value="16.057203000000001" table:style-name="ce4">
            <text:p>16.057203</text:p>
          </table:table-cell>
          <table:table-cell office:value-type="float" office:value="1.6489590000000001" table:style-name="ce4">
            <text:p>1.648959</text:p>
          </table:table-cell>
          <table:table-cell office:value-type="float" office:value="0.133578" table:style-name="ce4">
            <text:p>0.133578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4" table:style-name="ce4"/>
          <table:table-cell table:style-name="ce1"/>
          <table:table-cell office:value-type="string" table:style-name="ce1">
            <text:p>L3 to L2 Data Volume (GByte)</text:p>
          </table:table-cell>
          <table:table-cell office:value-type="float" office:value="1951.6894" table:style-name="ce4">
            <text:p>1951.6894</text:p>
          </table:table-cell>
          <table:table-cell office:value-type="float" office:value="8.3952000000000009" table:style-name="ce4">
            <text:p>8.3952</text:p>
          </table:table-cell>
          <table:table-cell office:value-type="float" office:value="20.9057" table:style-name="ce4">
            <text:p>20.9057</text:p>
          </table:table-cell>
          <table:table-cell table:style-name="ce4"/>
          <table:table-cell office:value-type="string" table:style-name="ce1">
            <text:p>L3 to L2 Data Volume (GByte)</text:p>
          </table:table-cell>
          <table:table-cell office:value-type="float" office:value="24.411300000000001" table:style-name="ce4">
            <text:p>24.4113</text:p>
          </table:table-cell>
          <table:table-cell office:value-type="float" office:value="65.558400000000006" table:style-name="ce4">
            <text:p>65.5584</text:p>
          </table:table-cell>
          <table:table-cell office:value-type="float" office:value="8.0535999999999994" table:style-name="ce4">
            <text:p>8.0536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4" table:style-name="ce4"/>
          <table:table-cell table:style-name="ce1"/>
          <table:table-cell office:value-type="string" table:style-name="ce1">
            <text:p>L3 to L2 Bandwidth (GByte/s)</text:p>
          </table:table-cell>
          <table:table-cell office:value-type="float" office:value="59.778305420252771" table:formula="of:=[.H30]/[.H29]" table:style-name="ce4">
            <text:p>59.77830542</text:p>
          </table:table-cell>
          <table:table-cell office:value-type="float" office:value="2.5530835618483825" table:formula="of:=[.I30]/[.I29]" table:style-name="ce4">
            <text:p>2.553083562</text:p>
          </table:table-cell>
          <table:table-cell office:value-type="float" office:value="72.529047075517184" table:formula="of:=[.J30]/[.J29]" table:style-name="ce4">
            <text:p>72.52904708</text:p>
          </table:table-cell>
          <table:table-cell table:style-name="ce4"/>
          <table:table-cell office:value-type="string" table:style-name="ce1">
            <text:p>L3 to L2 Bandwidth (GByte/s)</text:p>
          </table:table-cell>
          <table:table-cell office:value-type="float" office:value="1.5202709961379948" table:formula="of:=[.M30]/[.M29]" table:style-name="ce4">
            <text:p>1.520270996</text:p>
          </table:table-cell>
          <table:table-cell office:value-type="float" office:value="39.757446971089031" table:formula="of:=[.N30]/[.N29]" table:style-name="ce4">
            <text:p>39.75744697</text:p>
          </table:table-cell>
          <table:table-cell office:value-type="float" office:value="60.29136534459267" table:formula="of:=[.O30]/[.O29]" table:style-name="ce4">
            <text:p>60.29136534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Number of Cells (Acoustic, Timesteps=100)</text:p>
          </table:table-cell>
          <table:table-cell office:value-type="float" office:value="1000000" table:style-name="ce3">
            <text:p>1000000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style-name="ce4"/>
          <table:table-cell table:style-name="ce1"/>
          <table:table-cell office:value-type="string" table:style-name="ce1">
            <text:p>L2 to L3 Data Volume (GByte)</text:p>
          </table:table-cell>
          <table:table-cell office:value-type="float" office:value="321.79250000000002" table:style-name="ce4">
            <text:p>321.7925</text:p>
          </table:table-cell>
          <table:table-cell office:value-type="float" office:value="1.2798" table:style-name="ce4">
            <text:p>1.2798</text:p>
          </table:table-cell>
          <table:table-cell office:value-type="float" office:value="3.5424000000000002" table:style-name="ce4">
            <text:p>3.5424</text:p>
          </table:table-cell>
          <table:table-cell table:style-name="ce4"/>
          <table:table-cell office:value-type="string" table:style-name="ce1">
            <text:p>L2 to L3 Data Volume (GByte)</text:p>
          </table:table-cell>
          <table:table-cell office:value-type="float" office:value="5.1459999999999999" table:style-name="ce4">
            <text:p>5.146</text:p>
          </table:table-cell>
          <table:table-cell office:value-type="float" office:value="14.654999999999999" table:style-name="ce4">
            <text:p>14.655</text:p>
          </table:table-cell>
          <table:table-cell office:value-type="float" office:value="1.4020999999999999" table:style-name="ce4">
            <text:p>1.402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Order 8</text:p>
          </table:table-cell>
          <table:table-cell table:number-columns-repeated="4" table:style-name="ce4"/>
          <table:table-cell table:style-name="ce1"/>
          <table:table-cell office:value-type="string" table:style-name="ce1">
            <text:p>L2 to L3 Bandwidth (GByte/s)</text:p>
          </table:table-cell>
          <table:table-cell office:value-type="float" office:value="9.8561842611568675" table:formula="of:=[.H32]/[.H29]" table:style-name="ce4">
            <text:p>9.856184261</text:p>
          </table:table-cell>
          <table:table-cell office:value-type="float" office:value="0.38920291862654371" table:formula="of:=[.I32]/[.I29]" table:style-name="ce4">
            <text:p>0.389202919</text:p>
          </table:table-cell>
          <table:table-cell office:value-type="float" office:value="12.289801171944116" table:formula="of:=[.J32]/[.J29]" table:style-name="ce4">
            <text:p>12.28980117</text:p>
          </table:table-cell>
          <table:table-cell table:style-name="ce4"/>
          <table:table-cell office:value-type="string" table:style-name="ce1">
            <text:p>L2 to L3 Bandwidth (GByte/s)</text:p>
          </table:table-cell>
          <table:table-cell office:value-type="float" office:value="0.32047922667478262" table:formula="of:=[.M32]/[.M29]" table:style-name="ce4">
            <text:p>0.320479227</text:p>
          </table:table-cell>
          <table:table-cell office:value-type="float" office:value="8.8874253392594955" table:formula="of:=[.N32]/[.N29]" table:style-name="ce4">
            <text:p>8.887425339</text:p>
          </table:table-cell>
          <table:table-cell office:value-type="float" office:value="10.496488942789979" table:formula="of:=[.O32]/[.O29]" table:style-name="ce4">
            <text:p>10.4964889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FLOP/s</text:p>
          </table:table-cell>
          <table:table-cell office:value-type="float" office:value="470.314662" table:style-name="ce4">
            <text:p>470.314662</text:p>
          </table:table-cell>
          <table:table-cell office:value-type="float" office:value="477.12378100000001" table:style-name="ce4">
            <text:p>477.123781</text:p>
          </table:table-cell>
          <table:table-cell office:value-type="float" office:value="484.26860199999999" table:style-name="ce4">
            <text:p>484.268602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Time (s)</text:p>
          </table:table-cell>
          <table:table-cell office:value-type="float" office:value="274.97845699999999" table:style-name="ce4">
            <text:p>274.978457</text:p>
          </table:table-cell>
          <table:table-cell office:value-type="float" office:value="27.105419000000001" table:style-name="ce4">
            <text:p>27.105419</text:p>
          </table:table-cell>
          <table:table-cell office:value-type="float" office:value="2.6705510000000001" table:style-name="ce4">
            <text:p>2.670551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Data Volume (GByte)</text:p>
          </table:table-cell>
          <table:table-cell office:value-type="float" office:value="5745.9233999999997" table:style-name="ce4">
            <text:p>5745.9234</text:p>
          </table:table-cell>
          <table:table-cell office:value-type="float" office:value="571.40329999999994" table:style-name="ce4">
            <text:p>571.4033</text:p>
          </table:table-cell>
          <table:table-cell office:value-type="float" office:value="51.2331" table:style-name="ce4">
            <text:p>51.2331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Bandwidth (GByte/s)</text:p>
          </table:table-cell>
          <table:table-cell office:value-type="float" office:value="20.895903856206452" table:formula="of:=[.B36]/[.B35]" table:style-name="ce4">
            <text:p>20.89590386</text:p>
          </table:table-cell>
          <table:table-cell office:value-type="float" office:value="21.080777242366182" table:formula="of:=[.C36]/[.C35]" table:style-name="ce4">
            <text:p>21.08077724</text:p>
          </table:table-cell>
          <table:table-cell office:value-type="float" office:value="19.184467924409606" table:formula="of:=[.D36]/[.D35]" table:style-name="ce4">
            <text:p>19.18446792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FLOP/Byte</text:p>
          </table:table-cell>
          <table:table-cell office:value-type="float" office:value="22.507505070679596" table:formula="of:=[.B34]/[.B37]" table:style-name="ce4">
            <text:p>22.50750507</text:p>
          </table:table-cell>
          <table:table-cell office:value-type="float" office:value="22.633120947795089" table:formula="of:=[.C34]/[.C37]" table:style-name="ce4">
            <text:p>22.63312095</text:p>
          </table:table-cell>
          <table:table-cell office:value-type="float" office:value="25.242743447882365" table:formula="of:=[.D34]/[.D37]" table:style-name="ce4">
            <text:p>25.24274345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GFLOP</text:p>
          </table:table-cell>
          <table:table-cell office:value-type="float" office:value="129326.40006123653" table:formula="of:=[.B34]*[.B35]" table:style-name="ce4">
            <text:p>129326.4001</text:p>
          </table:table-cell>
          <table:table-cell office:value-type="float" office:value="12932.639998869239" table:formula="of:=[.C34]*[.C35]" table:style-name="ce4">
            <text:p>12932.64</text:p>
          </table:table-cell>
          <table:table-cell office:value-type="float" office:value="1293.263999339702" table:formula="of:=[.D34]*[.D35]" table:style-name="ce4">
            <text:p>1293.263999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2">
            <text:p>Order 6</text:p>
          </table:table-cell>
          <table:table-cell table:number-columns-repeated="4"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GFLOP/s</text:p>
          </table:table-cell>
          <table:table-cell office:value-type="float" office:value="478.03325599999999" table:style-name="ce4">
            <text:p>478.033256</text:p>
          </table:table-cell>
          <table:table-cell office:value-type="float" office:value="461.09995099999998" table:style-name="ce4">
            <text:p>461.099951</text:p>
          </table:table-cell>
          <table:table-cell office:value-type="float" office:value="481.98596500000002" table:style-name="ce4">
            <text:p>481.985965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Time (s)</text:p>
          </table:table-cell>
          <table:table-cell office:value-type="float" office:value="60.993803" table:style-name="ce4">
            <text:p>60.993803</text:p>
          </table:table-cell>
          <table:table-cell office:value-type="float" office:value="6.3235080000000004" table:style-name="ce4">
            <text:p>6.323508</text:p>
          </table:table-cell>
          <table:table-cell office:value-type="float" office:value="0.60492500000000005" table:style-name="ce4">
            <text:p>0.604925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Data Volume (GByte)</text:p>
          </table:table-cell>
          <table:table-cell office:value-type="float" office:value="3122.6439999999998" table:style-name="ce4">
            <text:p>3122.644</text:p>
          </table:table-cell>
          <table:table-cell office:value-type="float" office:value="293.59879999999998" table:style-name="ce4">
            <text:p>293.5988</text:p>
          </table:table-cell>
          <table:table-cell office:value-type="float" office:value="16.505199999999999" table:style-name="ce4">
            <text:p>16.5052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Bandwidth (GByte/s)</text:p>
          </table:table-cell>
          <table:table-cell office:value-type="float" office:value="51.196086264698067" table:formula="of:=[.B43]/[.B42]" table:style-name="ce4">
            <text:p>51.19608626</text:p>
          </table:table-cell>
          <table:table-cell office:value-type="float" office:value="46.429734887660452" table:formula="of:=[.C43]/[.C42]" table:style-name="ce4">
            <text:p>46.42973489</text:p>
          </table:table-cell>
          <table:table-cell office:value-type="float" office:value="27.284704715460588" table:formula="of:=[.D43]/[.D42]" table:style-name="ce4">
            <text:p>27.28470472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FLOP/Byte</text:p>
          </table:table-cell>
          <table:table-cell office:value-type="float" office:value="9.3373007758529543" table:formula="of:=[.B41]/[.B44]" table:style-name="ce4">
            <text:p>9.337300776</text:p>
          </table:table-cell>
          <table:table-cell office:value-type="float" office:value="9.9311346945154693" table:formula="of:=[.C41]/[.C44]" table:style-name="ce4">
            <text:p>9.931134695</text:p>
          </table:table-cell>
          <table:table-cell office:value-type="float" office:value="17.665060700726141" table:formula="of:=[.D41]/[.D44]" table:style-name="ce4">
            <text:p>17.6650607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GFLOP</text:p>
          </table:table-cell>
          <table:table-cell office:value-type="float" office:value="29157.066243912566" table:formula="of:=[.B41]*[.B42]" table:style-name="ce4">
            <text:p>29157.06624</text:p>
          </table:table-cell>
          <table:table-cell office:value-type="float" office:value="2915.7692289481079" table:formula="of:=[.C41]*[.C42]" table:style-name="ce4">
            <text:p>2915.769229</text:p>
          </table:table-cell>
          <table:table-cell office:value-type="float" office:value="291.56535987762504" table:formula="of:=[.D41]*[.D42]" table:style-name="ce4">
            <text:p>291.5653599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2">
            <text:p>Order 4</text:p>
          </table:table-cell>
          <table:table-cell table:number-columns-repeated="4"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GFLOP/s</text:p>
          </table:table-cell>
          <table:table-cell office:value-type="float" office:value="300.47403000000003" table:style-name="ce4">
            <text:p>300.47403</text:p>
          </table:table-cell>
          <table:table-cell office:value-type="float" office:value="292.59801399999998" table:style-name="ce4">
            <text:p>292.598014</text:p>
          </table:table-cell>
          <table:table-cell office:value-type="float" office:value="361.03789499999999" table:style-name="ce4">
            <text:p>361.037895</text:p>
          </table:table-cell>
          <table:table-cell table:style-name="ce4"/>
          <table:table-cell table:number-columns-repeated="2" table:style-name="ce1"/>
          <table:table-cell table:number-columns-repeated="9" table:style-name="ce4"/>
          <table:table-cell table:number-columns-repeated="16368"/>
        </table:table-row>
        <table:table-row table:style-name="ro1">
          <table:table-cell office:value-type="string" table:style-name="ce1">
            <text:p>Time (s)</text:p>
          </table:table-cell>
          <table:table-cell office:value-type="float" office:value="16.057203000000001" table:style-name="ce4">
            <text:p>16.057203</text:p>
          </table:table-cell>
          <table:table-cell office:value-type="float" office:value="1.6489590000000001" table:style-name="ce4">
            <text:p>1.648959</text:p>
          </table:table-cell>
          <table:table-cell office:value-type="float" office:value="0.133578" table:style-name="ce4">
            <text:p>0.1335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Volume (GByte)</text:p>
          </table:table-cell>
          <table:table-cell office:value-type="float" office:value="1147.1959999999999" table:style-name="ce4">
            <text:p>1147.196</text:p>
          </table:table-cell>
          <table:table-cell office:value-type="float" office:value="107.4308" table:style-name="ce4">
            <text:p>107.4308</text:p>
          </table:table-cell>
          <table:table-cell office:value-type="float" office:value="5.0769000000000002" table:style-name="ce4">
            <text:p>5.07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ndwidth (GByte/s)</text:p>
          </table:table-cell>
          <table:table-cell office:value-type="float" office:value="71.444323148931971" table:formula="of:=[.B50]/[.B49]" table:style-name="ce4">
            <text:p>71.44432315</text:p>
          </table:table-cell>
          <table:table-cell office:value-type="float" office:value="65.150679913812297" table:formula="of:=[.C50]/[.C49]" table:style-name="ce4">
            <text:p>65.15067991</text:p>
          </table:table-cell>
          <table:table-cell office:value-type="float" office:value="38.007007141894626" table:formula="of:=[.D50]/[.D49]" table:style-name="ce4">
            <text:p>38.007007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OP/Byte</text:p>
          </table:table-cell>
          <table:table-cell office:value-type="float" office:value="4.2057089598796464" table:formula="of:=[.B48]/[.B51]" table:style-name="ce4">
            <text:p>4.20570896</text:p>
          </table:table-cell>
          <table:table-cell office:value-type="float" office:value="4.4910968601874499" table:formula="of:=[.C48]/[.C51]" table:style-name="ce4">
            <text:p>4.49109686</text:p>
          </table:table-cell>
          <table:table-cell office:value-type="float" office:value="9.4992455904804096" table:formula="of:=[.D48]/[.D51]" table:style-name="ce4">
            <text:p>9.499245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FLOP</text:p>
          </table:table-cell>
          <table:table-cell office:value-type="float" office:value="4824.7724959380912" table:formula="of:=[.B48]*[.B49]" table:style-name="ce4">
            <text:p>4824.772496</text:p>
          </table:table-cell>
          <table:table-cell office:value-type="float" office:value="482.482128567426" table:formula="of:=[.C48]*[.C49]" table:style-name="ce4">
            <text:p>482.4821286</text:p>
          </table:table-cell>
          <table:table-cell office:value-type="float" office:value="48.226719938309998" table:formula="of:=[.D48]*[.D49]" table:style-name="ce4">
            <text:p>48.22671994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Jinwen Pan</dc:creator>
    <meta:creation-date>2024-05-20T20:02:03Z</meta:creation-date>
    <dc:date>2024-10-29T16:19:16Z</dc:date>
    <meta:editing-cycles>18</meta:editing-cycles>
    <meta:editing-duration>PT87934S</meta:editing-duration>
  </office:meta>
</office:document-meta>
</file>